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172.151cm" svg:y="76.365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</text:span><text:span text:style-name="T1">fu</text:span><text:span text:style-name="T1">nc</text:span><text:span text:style-name="T1">/lo</text:span><text:span text:style-name="T1">op</text:span><text:span text:style-name="T1">/if.</text:span><text:span text:style-name="T1">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</text:span><text:span text:style-name="T1">cl</text:span><text:span text:style-name="T1">as</text:span><text:span text:style-name="T1">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8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887cm" svg:x2="176.546cm" svg:y2="72.019cm" draw:start-shape="id91" draw:start-glue-point="4" draw:end-shape="id92" draw:end-glue-point="8" svg:d="M176529 72887v-434h17v-434" svg:viewBox="0 0 18 8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404cm" svg:y="81.31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304cm" svg:y="84.99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84.993cm" svg:x2="176.529cm" svg:y2="84.175cm" draw:start-shape="id95" draw:start-glue-point="4" draw:end-shape="id96" draw:end-glue-point="8" svg:d="M176538 84993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3.003cm" svg:y="76.73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46cm" svg:y1="76.73cm" svg:x2="176.529cm" svg:y2="76.062cm" draw:start-shape="id98" draw:start-glue-point="4" draw:end-shape="id91" draw:end-glue-point="6" svg:d="M176546 76730v-334h-17v-334" svg:viewBox="0 0 18 669">
          <text:p/>
        </draw:connector>
        <draw:connector draw:style-name="gr9" draw:text-style-name="P6" draw:layer="layout" svg:x1="176.546cm" svg:y1="80.54cm" svg:x2="176.529cm" svg:y2="81.318cm" draw:start-shape="id98" draw:start-glue-point="6" draw:end-shape="id96" draw:end-glue-point="4" svg:d="M176546 80540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4:49:46.173589880</dc:date>
    <meta:editing-duration>PT6H24M4S</meta:editing-duration>
    <meta:editing-cycles>596</meta:editing-cycles>
    <meta:document-statistic meta:object-count="304"/>
  </office:meta>
</office:document-meta>
</file>